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base___file.xml" manifest:media-type="text/xml"/>
  <manifest:file-entry manifest:full-path="Basic/Standard/base___select_case.xml" manifest:media-type="text/xml"/>
  <manifest:file-entry manifest:full-path="Basic/Standard/base___message_box.xml" manifest:media-type="text/xml"/>
  <manifest:file-entry manifest:full-path="Basic/Standard/script_forge___string.xml" manifest:media-type="text/xml"/>
  <manifest:file-entry manifest:full-path="Basic/Standard/tools___strings.xml" manifest:media-type="text/xml"/>
  <manifest:file-entry manifest:full-path="Basic/Standard/base___function.xml" manifest:media-type="text/xml"/>
  <manifest:file-entry manifest:full-path="Basic/Standard/script_forge___text_stream.xml" manifest:media-type="text/xml"/>
  <manifest:file-entry manifest:full-path="Basic/Standard/script_forge___file_system.xml" manifest:media-type="text/xml"/>
  <manifest:file-entry manifest:full-path="Basic/Standard/type___string.xml" manifest:media-type="text/xml"/>
  <manifest:file-entry manifest:full-path="Basic/Standard/type___array.xml" manifest:media-type="text/xml"/>
  <manifest:file-entry manifest:full-path="Basic/Standard/base___multiline_code.xml" manifest:media-type="text/xml"/>
  <manifest:file-entry manifest:full-path="Basic/Standard/document.xml" manifest:media-type="text/xml"/>
  <manifest:file-entry manifest:full-path="Basic/Standard/document___sheets.xml" manifest:media-type="text/xml"/>
  <manifest:file-entry manifest:full-path="Basic/Standard/script-lb.xml" manifest:media-type="text/xml"/>
  <manifest:file-entry manifest:full-path="Basic/Standard/type___number.xml" manifest:media-type="text/xml"/>
  <manifest:file-entry manifest:full-path="Basic/Standard/script_forge___dictionary.xml" manifest:media-type="text/xml"/>
  <manifest:file-entry manifest:full-path="Basic/Standard/research___encoding.xml" manifest:media-type="text/xml"/>
  <manifest:file-entry manifest:full-path="Basic/Standard/base___formatting.xml" manifest:media-type="text/xml"/>
  <manifest:file-entry manifest:full-path="Basic/Standard/file_info.xml" manifest:media-type="text/xml"/>
  <manifest:file-entry manifest:full-path="Basic/Standard/research___kr_decomposition.xml" manifest:media-type="text/xml"/>
  <manifest:file-entry manifest:full-path="Basic/Standard/base___let_set.xml" manifest:media-type="text/xml"/>
  <manifest:file-entry manifest:full-path="Basic/Standard/base___class_module_test_01.xml" manifest:media-type="text/xml"/>
  <manifest:file-entry manifest:full-path="Basic/Standard/type___collection.xml" manifest:media-type="text/xml"/>
  <manifest:file-entry manifest:full-path="Basic/Standard/_test_001.xml" manifest:media-type="text/xml"/>
  <manifest:file-entry manifest:full-path="Basic/Standard/base___type_keyword.xml" manifest:media-type="text/xml"/>
  <manifest:file-entry manifest:full-path="Basic/Standard/base___loop.xml" manifest:media-type="text/xml"/>
  <manifest:file-entry manifest:full-path="Basic/Standard/base___class_module_01.xml" manifest:media-type="text/xml"/>
  <manifest:file-entry manifest:full-path="Basic/Standard/base___enum.xml" manifest:media-type="text/xml"/>
  <manifest:file-entry manifest:full-path="Basic/Standard/base___if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1.38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0.49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d7d7" style:text-align-source="fix" style:repeat-content="false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ff4000" style:text-align-source="fix" style:repeat-content="false" fo:border="0.74pt solid #000000"/>
      <style:paragraph-properties fo:text-align="center" fo:margin-left="0cm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data_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28"/>
        <table:table-column table:style-name="co2" table:number-columns-repeated="6" table:default-cell-style-name="Default"/>
        <table:table-row table:style-name="ro1">
          <table:table-cell table:style-name="ce13" office:value-type="string" calcext:value-type="string">
            <text:p>export</text:p>
          </table:table-cell>
          <table:table-cell table:style-name="ce25" office:value-type="string" calcext:value-type="string">
            <text:p>x</text:p>
          </table:table-cell>
          <table:table-cell table:style-name="ce25" office:value-type="float" office:value="123" calcext:value-type="float">
            <text:p>123</text:p>
          </table:table-cell>
          <table:table-cell table:style-name="ce14"/>
          <table:table-cell table:style-name="ce27"/>
          <table:table-cell table:style-name="ce14" table:number-columns-repeated="6"/>
        </table:table-row>
        <table:table-row table:style-name="ro1">
          <table:table-cell table:style-name="ce14" table:number-columns-repeated="4"/>
          <table:table-cell table:style-name="ce27"/>
          <table:table-cell table:style-name="ce14" table:number-columns-repeated="6"/>
        </table:table-row>
        <table:table-row table:style-name="ro1">
          <table:table-cell table:style-name="ce14"/>
          <table:table-cell table:number-columns-repeated="3" table:style-name="ce15" office:value-type="string" calcext:value-type="string">
            <text:p>o</text:p>
          </table:table-cell>
          <table:table-cell table:style-name="ce16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  <table:table-cell table:number-columns-repeated="2" table:style-name="ce15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o</text:p>
          </table:table-cell>
        </table:table-row>
        <table:table-row table:style-name="ro1">
          <table:table-cell table:style-name="ce14"/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a</text:p>
          </table:table-cell>
          <table:table-cell table:style-name="ce26" office:value-type="string" calcext:value-type="string">
            <text:p>b</text:p>
          </table:table-cell>
          <table:table-cell table:style-name="ce16"/>
          <table:table-cell table:style-name="ce26" office:value-type="string" calcext:value-type="string">
            <text:p>c</text:p>
          </table:table-cell>
          <table:table-cell table:style-name="ce26" office:value-type="string" calcext:value-type="string">
            <text:p>d</text:p>
          </table:table-cell>
          <table:table-cell table:style-name="ce26" office:value-type="string" calcext:value-type="string">
            <text:p>e</text:p>
          </table:table-cell>
          <table:table-cell table:style-name="ce26" office:value-type="string" calcext:value-type="string">
            <text:p>f</text:p>
          </table:table-cell>
          <table:table-cell table:style-name="ce26" office:value-type="string" calcext:value-type="string">
            <text:p>g</text:p>
          </table:table-cell>
          <table:table-cell table:style-name="ce26" office:value-type="string" calcext:value-type="string">
            <text:p>h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16"/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2" calcext:value-type="float">
            <text:p>2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16"/>
          <table:table-cell table:style-name="ce25" office:value-type="float" office:value="13" calcext:value-type="float">
            <text:p>1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6" office:value-type="string" calcext:value-type="string">
            <text:p>x</text:p>
          </table:table-cell>
          <table:table-cell table:style-name="ce16" table:number-columns-repeated="10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3" calcext:value-type="float">
            <text:p>3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16"/>
          <table:table-cell table:style-name="ce25" office:value-type="float" office:value="23" calcext:value-type="float">
            <text:p>2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4" calcext:value-type="float">
            <text:p>4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16"/>
          <table:table-cell table:style-name="ce25" office:value-type="float" office:value="33" calcext:value-type="float">
            <text:p>3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7" office:value-type="float" office:value="5" calcext:value-type="float">
            <text:p>5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16"/>
          <table:table-cell table:style-name="ce25" office:value-type="float" office:value="43" calcext:value-type="float">
            <text:p>43</text:p>
          </table:table-cell>
          <table:table-cell table:number-columns-repeated="5" table:style-name="ce25" office:value-type="float" office:value="123" calcext:value-type="float">
            <text:p>123</text:p>
          </table:table-cell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ow_and_column" table:style-name="ta1">
        <table:table-column table:style-name="co2" table:number-columns-repeated="6" table:default-cell-style-name="ce30"/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7"/>
          <table:table-cell table:style-name="ce29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table:style-name="ce12"/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a</text:p>
          </table:table-cell>
        </table:table-row>
      </table:table>
      <table:table table:name="sorting_list" table:style-name="ta1">
        <table:table-column table:style-name="co2" table:number-columns-repeated="3" table:default-cell-style-name="ce30"/>
        <table:table-row table:style-name="ro1"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라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마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가a1ㄴ다ㅏ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나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</table:table-row>
      </table:table>
      <table:table table:name="multibyte_check" table:style-name="ta1">
        <table:table-column table:style-name="co2" table:default-cell-style-name="Default"/>
        <table:table-row table:style-name="ro1">
          <table:table-cell/>
        </table:table-row>
        <table:table-row table:style-name="ro2">
          <table:table-cell table:style-name="ce30" office:value-type="string" calcext:value-type="string">
            <text:p>가a1ㄴ다ㅏ</text:p>
          </table:table-cell>
        </table:table-row>
      </table:table>
      <table:named-expressions/>
      <table:database-ranges>
        <table:database-range table:name="__Anonymous_Sheet_DB__2" table:target-range-address="sorting_list.A2:sorting_list.C8" table:contains-header="false">
          <table:sort>
            <table:sort-by table:field-number="2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1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/00/0000</text:date>, <text:time style:data-style-name="N2" text:time-value="09:39:16.91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9T17:53:51.218000000</meta:creation-date>
    <dc:date>2023-12-07T09:43:01.826000000</dc:date>
    <meta:editing-duration>PT23H51M50S</meta:editing-duration>
    <meta:editing-cycles>390</meta:editing-cycles>
    <meta:generator>LibreOffice/7.5.5.2$Windows_X86_64 LibreOffice_project/ca8fe7424262805f223b9a2334bc7181abbcbf5e</meta:generator>
    <meta:document-statistic meta:table-count="4" meta:cell-count="168" meta:object-count="0"/>
  </office:meta>
</office:document-meta>
</file>

<file path=Basic/Standard/_test_001.xml><?xml version="1.0" encoding="utf-8"?>
<!DOCTYPE module  PUBLIC '-//OpenOffice.org//DTD OfficeDocument 1.0//EN'  'module.dtd'>
<script:module xmlns:script="http://openoffice.org/2000/script" script:name="_test_001" script:language="StarBasic" script:moduleType="normal">REM  *****  BASIC  *****

Sub select___case

	

End Sub
</script:module>
</file>

<file path=Basic/Standard/base___class_module_01.xml><?xml version="1.0" encoding="utf-8"?>
<!DOCTYPE module  PUBLIC '-//OpenOffice.org//DTD OfficeDocument 1.0//EN'  'module.dtd'>
<script:module xmlns:script="http://openoffice.org/2000/script" script:name="base___class_module_01" script:language="StarBasic" script:moduleType="normal">REM  *****  BASIC  *****

'
' Class Module 을 사용하려면 "Option Compatible", "Option ClassModule" 이 필요하다
'
Option Compatible
Option ClassModule



'
' 멤버 변수
'
Private i as Integer
Public l as Long



'
' 생성자
'
Private Sub Class_Initialize()

	i = 1
	l = 2

    Print "Class Module : Initialize"
End Sub



'
' 소멸자
'
Private Sub Class_Terminate()
    Print "Class Module : Terminate"
End Sub ' Destructor



'
' 프로퍼티 : Get : Getter
'
Public Property Get PI() as Integer

	PI = i + 10

End Property

Public Property Get PL() as Integer

	PL = l + 20

End Property



'
' 프로퍼티 : Let : Setter
'
Public Property Let PI( arg as Integer )

	i = arg + 10

End Property

Public Property Let PL( arg as Integer )

	l = arg + 20

End Property
</script:module>
</file>

<file path=Basic/Standard/base___class_module_test_01.xml><?xml version="1.0" encoding="utf-8"?>
<!DOCTYPE module  PUBLIC '-//OpenOffice.org//DTD OfficeDocument 1.0//EN'  'module.dtd'>
<script:module xmlns:script="http://openoffice.org/2000/script" script:name="base___class_module_test_01" script:language="StarBasic" script:moduleType="normal">REM  *****  BASIC  *****

Option Explicit



Sub base___class_module_test_01___class_module_generate_release

	Dim c as Object
	
	
	
	'
	' Generate : Call - Class_Initialize
	'
	Set c = New base___class_module_01
	
	
	
	'
	' 멤버 변수에 접근
	' &gt; Private 키워드가 작동을 안하는데?
	'
	Print "Member : " &amp; c.i &amp; " " &amp; c.l
	
	
	
	'
	' 프로퍼티에 접근 : Get
	'
	Print "Property : Get : " &amp; c.PI &amp; " " &amp; c.PL
	
	
	
	'
	' 프로퍼티에 접근 : Let
	'
	c.PI = 1000
	c.PL = 2000
	Print "Property : Let : " &amp; c.PI &amp; " " &amp; c.PL
	
	
	
	'
	' Release : Call - Class_Terminate
	'
	Set c = Nothing



End Sub



Sub base___class_module_test_01___over_write

	Dim c as Object
	
	
	
	'
	' Generate : Call - Class_Initialize
	'
	Set c = New base___class_module_01
	
	
	
	'
	' Overwrite : 소멸자가 불리냐?
	'
	Set c = New base___class_module_01
	
	
	
	MsgBox( "소멸자 확인" )
	
	
	
	'
	' Release : Call - Class_Terminate
	'
	Set c = Nothing



End Sub
</script:module>
</file>

<file path=Basic/Standard/base___enum.xml><?xml version="1.0" encoding="utf-8"?>
<!DOCTYPE module  PUBLIC '-//OpenOffice.org//DTD OfficeDocument 1.0//EN'  'module.dtd'>
<script:module xmlns:script="http://openoffice.org/2000/script" script:name="base___enum" script:language="StarBasic" script:moduleType="normal">REM  *****  BASIC  *****

'
' Enum 을 사용하려면 이 "Option VBASupport 1" 이 필요하다
'
Option VBASupport 1



'
' Enum 정의
'
Enum eTest

	Hana
	Dul
	Sam

End Enum



Sub base___enum

	'
	' Basic
	'
	MsgBox( _
						"eTest.Hana : " &amp;  eTest.Hana	_
		&amp; Chr( 10 ) &amp; 	"eTest.Dul : " &amp;  eTest.Dul		_
		&amp; Chr( 10 ) &amp; 	"eTest.Sam : " &amp;  eTest.Sam		_
	)
	
	'
	' For-Next
	'
	For i = eTest.Hana to eTest.Sam
		Print i
	Next

End Sub
</script:module>
</file>

<file path=Basic/Standard/base___file.xml><?xml version="1.0" encoding="utf-8"?>
<!DOCTYPE module  PUBLIC '-//OpenOffice.org//DTD OfficeDocument 1.0//EN'  'module.dtd'>
<script:module xmlns:script="http://openoffice.org/2000/script" script:name="base___file" script:language="StarBasic" script:moduleType="normal">REM  *****  LibreOffice VBA  *****

Sub base___file___open_write_print_close_kill

	GlobalScope.BasicLibraries.loadLibrary("Tools")
	
	
	
	'
	' 파일 경로 생성
	'
	Dim file_path as String
	file_path = ( Tools.Strings.DirectoryNameoutofPath(ThisComponent.getURL(),"/" ) &amp; "/../resources/" &amp; "base___file.txt" )
	
	
	
	'
	' 파일 포인터?
	'
	Dim file_line_count as Integer
	file_line_count = FreeFile '초기화
	
	
	
	'
	' Open, Write, Print, Close
	'
	Open file_path For Output as #file_line_count
		
		Write #file_line_count, "a", 200
		Write #file_line_count, "b"
		Write #file_line_count, "c"
		
		Print #file_line_count, "a", 200
		Print #file_line_count, "b"
		Print #file_line_count, "c"
	
	Close #file_line_count
	
	
	
	MsgBox( "이 창을 닫지 말고 파일이 생성 됐는지 확인해봐" &amp; Chr( 10 ) &amp; Chr( 10 ) &amp; file_path )
	
	
	
	'
	' 파일 삭제
	'
	Kill file_path

End Sub

</script:module>
</file>

<file path=Basic/Standard/base___formatting.xml><?xml version="1.0" encoding="utf-8"?>
<!DOCTYPE module  PUBLIC '-//OpenOffice.org//DTD OfficeDocument 1.0//EN'  'module.dtd'>
<script:module xmlns:script="http://openoffice.org/2000/script" script:name="base___formatting" script:language="StarBasic" script:moduleType="normal">REM  *****  LibreOffice VBA  *****

Function base___formatiing

	Dim s as String
	
	s = s &amp; "16진수 출력 : " &amp; Hex( 16 ) '16진수 출력
	
	s = s &amp; Chr( 10 )
	
	s = s &amp; "8진수 출력 : " &amp; Oct( 16 ) '8진수 출력
	
	MsgBox( s )

End Function
</script:module>
</file>

<file path=Basic/Standard/base___function.xml><?xml version="1.0" encoding="utf-8"?>
<!DOCTYPE module  PUBLIC '-//OpenOffice.org//DTD OfficeDocument 1.0//EN'  'module.dtd'>
<script:module xmlns:script="http://openoffice.org/2000/script" script:name="base___function" script:language="StarBasic" script:moduleType="normal">REM  *****  BASIC  *****

Sub base___function

	'
	' 없는 함수도 호출 된다.
	'
	MsgBox( "base___function___not_exist() : " &amp; base___function___not_exist() )
	
	'
	' 반환 값을 설정하지 않은 함수 호출 : 0이 반환된다.
	'
	MsgBox( "base___function___return_x() : " &amp; base___function___return_x() )
	
	'
	' 반환 값을 설정한 함수 호출
	'
	MsgBox( "base___function___return_o() : " &amp; base___function___return_o() )
	
	'
	' 인자가 있는 함수
	'
	MsgBox( "base___function___has_argument( 9800, 76 ) : " &amp; base___function___has_argument( 9800, 76 ) )
	
	'
	' 배열을 넘겨주기
	'
	Dim a( 2 ) as Byte
	a( 0 ) = 49
	a( 1 ) = 49
	a( 2 ) = 49
	base___function___with_array( a )
	
	'
	' 인자의 값을 바꾸기
	'
	Dim s as String
	base___function___change_argument_value( s )
	MsgBox( "base___function___change_argument_value( s ) : " &amp; s )

End Sub



'Function base___function___not_exist
'End Function



Function base___function___return_x
End Function



Function base___function___return_o as Integer

	'
	' 함수 이름? 과 같은 변수에 값을 할당 하면 반환 값으로 처리 된다.
	'
	base___function___return_o = 123

End Function



Function base___function___has_argument( a as Integer, b as Integer ) as Integer

	base___function___has_argument = ( a + b )

End Function



Function base___function___with_array( a() as Byte )

	MsgBox( a )

End Function



Function base___function___change_argument_value( s as String )

	s = "123가나다abc"

End Function
</script:module>
</file>

<file path=Basic/Standard/base___if.xml><?xml version="1.0" encoding="utf-8"?>
<!DOCTYPE module  PUBLIC '-//OpenOffice.org//DTD OfficeDocument 1.0//EN'  'module.dtd'>
<script:module xmlns:script="http://openoffice.org/2000/script" script:name="base___if" script:language="StarBasic" script:moduleType="normal">REM  *****  BASIC  *****

Option Explicit



Sub base___if___if_then

	If 4 &gt; 0 Then
		
		MsgBox( "base___if" &amp; Chr( 10 ) &amp; Chr( 10 ) &amp; "If 4 &gt; 0 Then" )
		
	End If

End Sub



Sub base___if___if_then_else

	If 4 &lt; 0 Then
		
		MsgBox( "base___if" &amp; Chr( 10 ) &amp; Chr( 10 ) &amp; "If 4 &lt; 0 Then" )
	
	Else
	
		MsgBox( "base___if" &amp; Chr( 10 ) &amp; Chr( 10 ) &amp; "Else" )
		
	End If

End Sub



Sub base___if___if_then_else_if

	'
	' Else If : 안된다.
	' ElseIf : 된다.
	'
	If 4 &lt; 0 Then
		
		MsgBox( "base___if" &amp; Chr( 10 ) &amp; Chr( 10 ) &amp; "If 4 &lt; 0 Then" )
	
	ElseIf 4 &gt; 0 Then
	
		MsgBox( "base___if" &amp; Chr( 10 ) &amp; Chr( 10 ) &amp; "ElseIf 4 &gt; 0 Then" )
		
	End If

End Sub
</script:module>
</file>

<file path=Basic/Standard/base___let_set.xml><?xml version="1.0" encoding="utf-8"?>
<!DOCTYPE module  PUBLIC '-//OpenOffice.org//DTD OfficeDocument 1.0//EN'  'module.dtd'>
<script:module xmlns:script="http://openoffice.org/2000/script" script:name="base___let_set" script:language="StarBasic" script:moduleType="normal">REM  *****  BASIC  *****

Function base___let

	Dim c as Integer : c = 10
	Dim d as Integer : d = 20
	
	'
	' 대입과 같다.
	'
	let c = d
	
	MsgBox( c )

End Function



Function base___set

	Dim c as New Collection
	
	Dim d as New Collection
	d.Add "d"
	d.Add "e"
	d.Add "f"
	
	MsgBox( c.Count )
	
	'
	' Set은 해당 객체의 포인터를 저장하게 한다.
	'
	Set c = d
	
	MsgBox( c.Count )
	
	d.Add "g"
	
	MsgBox( c.Count )

End Function
</script:module>
</file>

<file path=Basic/Standard/base___loop.xml><?xml version="1.0" encoding="utf-8"?>
<!DOCTYPE module  PUBLIC '-//OpenOffice.org//DTD OfficeDocument 1.0//EN'  'module.dtd'>
<script:module xmlns:script="http://openoffice.org/2000/script" script:name="base___loop" script:language="StarBasic" script:moduleType="normal">REM  *****  BASIC  *****

Option Explicit



' REF : https://wiki.documentfoundation.org/Documentation/BASIC_Guide



Sub base___loop___for_next

	Dim result_string as String : result_string = "for_next" &amp; Chr( 10 ) &amp; Chr( 10 )
	
	
	Dim i as Integer
	Dim j as Integer : j = 10
	
	
	'
	' For i = 0 to j 는 j &lt;= 10 과 같다.
	'
	For i = 0 to j
		result_string = result_string &amp; i &amp; " "
	Next i
	
	MsgBox( result_string )

End Sub
Sub base___loop___for_step_next

	Dim result_string as String : result_string = "for_step_next" &amp; Chr( 10 ) &amp; Chr( 10 )
	
	
	Dim i as Integer
	Dim j as Integer : j = 10
	
	
	'
	' For i = 0 to j 는 j &lt;= 10 과 같다.
	'
	For i = 0 To j step 2
		result_string = result_string &amp; i &amp; " "
	Next i
	
	MsgBox( result_string )

End Sub
Sub base___loop___for_next_exit

	Dim result_string as String : result_string = "for_next_exit" &amp; Chr( 10 ) &amp; Chr( 10 )
	
	
	Dim i as Integer
	Dim j as Integer : j = 10
	
	
	'
	' For i = 0 to j 는 j &lt;= 10 과 같다.
	'
	For i = 0 To j
	
		result_string = result_string &amp; i &amp; " "
		
		If i = 4 Then
			Exit For
		End If
		
	Next i
	
	MsgBox( result_string )

End Sub



Sub base___loop___while_wend

	Dim result_string as String : result_string = "while_wend" &amp; Chr( 10 ) &amp; Chr( 10 )
	
	
	Dim i as Integer
	Dim j as Integer : j = 10
	
	
	'
	'
	'
	While i &lt;= j
	
		result_string = result_string &amp; i &amp; " "
		
		i = i + 1
		
	Wend
	
	MsgBox( result_string )

End Sub



Sub base___loop___do_while_loop

	Dim result_string as String : result_string = "do_while_loop" &amp; Chr( 10 ) &amp; Chr( 10 )
	
	
	Dim i as Integer
	Dim j as Integer : j = 10
	
	
	'
	' 조건을 만족 하면 돌아간다.
	'
	Do While i &lt;= j
	
		result_string = result_string &amp; i &amp; " "
		
		i = i + 1
		
	Loop
	
	MsgBox( result_string )

End Sub
Sub base___loop___do_loop_while

	Dim result_string as String : result_string = "do_loop_while" &amp; Chr( 10 ) &amp; Chr( 10 )
	
	
	Dim i as Integer
	Dim j as Integer : j = 10
	
	
	'
	' 조건을 만족 하면 돌아간다.
	'
	Do
	
		result_string = result_string &amp; i &amp; " "
		
		i = i + 1
		
	Loop While i &lt;= j
	
	MsgBox( result_string )

End Sub



Sub base___loop___do_until_loop

	Dim result_string as String : result_string = "do_until_loop" &amp; Chr( 10 ) &amp; Chr( 10 )
	
	
	Dim i as Integer
	Dim j as Integer : j = 10
	
	
	'
	' 조건을 만족 할 때 까지 돌아간다.
	'
	Do Until i &gt; j
	
		result_string = result_string &amp; i &amp; " "
		
		i = i + 1
		
	Loop
	
	MsgBox( result_string )

End Sub
Sub base___loop___do_loop_until

	Dim result_string as String : result_string = "do_loop_until" &amp; Chr( 10 ) &amp; Chr( 10 )
	
	
	Dim i as Integer
	Dim j as Integer : j = 10
	
	
	'
	' 조건을 만족 할 때 까지 돌아간다.
	'
	Do
	
		result_string = result_string &amp; i &amp; " "
		
		i = i + 1
		
	Loop Until i &gt; j
	
	MsgBox( result_string )

End Sub



Sub base___loop___do_loop

	Dim result_string as String : result_string = "do_loop" &amp; Chr( 10 ) &amp; Chr( 10 )
	
	
	Dim i as Integer
	Dim j as Integer : j = 10
	
	
	'
	' while( 1 ) 과 비슷하다.
	'
	Do
	
		result_string = result_string &amp; i &amp; " "
		
		i = i + 1
		
		If i = j Then
			'
			' Exit Do 는 Do 가 쓰인 모든 구문에서 된다.
			'
			Exit Do
		end If
		
	Loop
	
	MsgBox( result_string )

End Sub



Sub base___loop___for_each

	Dim result_string as String : result_string = "for_each" &amp; Chr( 10 ) &amp; Chr( 10 )
	
	
	'
	' 기본
	'
	Dim a( 2 ) as Integer
	a( 0 ) = 100
	a( 1 ) = 20
	a( 2 ) = 3
	
	
	Dim i as Integer
	For Each i in a
	
		result_string = result_string &amp; i &amp; " "
		
	Next i
	
	
	MsgBox( result_string )

End Sub
Sub base___loop___for_each___with_variant

	' REF : https://wiki.documentfoundation.org/Documentation/BASIC_Guide - For Each 항목에서 가져왔다.
	
	Dim result_string as String : result_string = "for_each ??" &amp; Chr( 10 ) &amp; Chr( 10 )
	
	
	Const a1 = 1
	Const a2 = 2
	Const a3 = 3
	
	'
	' Variant
	'
	Dim a( a1, a2, a3 )
	
	
	'
	' 24 Loop
	'
	' 0 ~ 1 : 2
	' 0 ~ 2 : 3
	' 0 ~ 3 : 4
	'
	' 2 * 3 * 4 = 24
	' 맞냐? 이거?
	'
	Dim i as Integer : i = 0
	Dim e
	For Each e in a()
	
		i = i + 1
		
	Next e
	
	
	result_string = result_string &amp; " Loop : " &amp; i
	MsgBox( result_string )

End Sub
</script:module>
</file>

<file path=Basic/Standard/base___message_box.xml><?xml version="1.0" encoding="utf-8"?>
<!DOCTYPE module  PUBLIC '-//OpenOffice.org//DTD OfficeDocument 1.0//EN'  'module.dtd'>
<script:module xmlns:script="http://openoffice.org/2000/script" script:name="base___message_box" script:language="StarBasic" script:moduleType="normal">REM  *****  LibreOffice VBA  *****

Option Explicit

'
' REF : https://help.libreoffice.org/7.6/ko/text/sbasic/shared/03010102.html
'

Sub base___message_box

	Dim result as Integer
	
	result = MsgBox( "Test Message Box" )
	
	MsgBox( result )

End Sub



Sub base___message_box___ok

	Dim result as Integer

	result = MsgBox( "Test Message Box : 1", MB_OK )
	
	MsgBox( result )

End Sub



Sub base___message_box___ok_cancel

	Dim result as Integer

	result = MsgBox( "Test Message Box : 2", MB_OKCANCEL )
	
	MsgBox( result )

End Sub



Sub base___message_box___yes_no_cancel

	Dim result as Integer

	result = MsgBox( "Test Message Box : 3", MB_YESNOCANCEL )
	
	MsgBox( result )

End Sub



Sub base___message_box___title

	Dim result as Integer

	result = MsgBox( "Test Message Box : 4", MB_YESNO, "title" )
	
	MsgBox( result )

End Sub



Sub base___message_box___complex_option

	Dim result as Integer

	'
	' MB_DEFBUTTON2 옵션을 사용하면 Focus 가 2번 버튼에 할당된다.
	'
	result = MsgBox( "Test Message Box : X", MB_ABORTRETRYIGNORE + MB_DEFBUTTON2, "title" )
	
	MsgBox( result )

End Sub
</script:module>
</file>

<file path=Basic/Standard/base___multiline_code.xml><?xml version="1.0" encoding="utf-8"?>
<!DOCTYPE module  PUBLIC '-//OpenOffice.org//DTD OfficeDocument 1.0//EN'  'module.dtd'>
<script:module xmlns:script="http://openoffice.org/2000/script" script:name="base___multiline_code" script:language="StarBasic" script:moduleType="normal">REM  *****  LibreOffice VBA  *****

Sub base___multiline_code

	Dim i
	
	
	
	'
	'
	'
	i 	= 1 _
		+ 2 _
		+ 3
	
	
	
	MsgBox( i )

End Sub
</script:module>
</file>

<file path=Basic/Standard/base___select_case.xml><?xml version="1.0" encoding="utf-8"?>
<!DOCTYPE module  PUBLIC '-//OpenOffice.org//DTD OfficeDocument 1.0//EN'  'module.dtd'>
<script:module xmlns:script="http://openoffice.org/2000/script" script:name="base___select_case" script:language="StarBasic" script:moduleType="normal">REM  *****  BASIC  *****

Option Explicit



' REF : https://wiki.documentfoundation.org/Documentation/BASIC_Guide



Sub base___select_case

	Dim result_string as String	
	result_string = "select_case" &amp; Chr( 10 ) &amp; Chr( 10 )

	Dim value as Integer : value = 1


	Select Case value
		Case 1:
			result_string = result_string &amp; " 1"
		Case 2:
			result_string = result_string &amp; " 2"
	End Select
	
	
	
	MsgBox( result_string )

End Sub



Sub base___select_case___case_advance

	Dim result_string as String	
	result_string = "select_case" &amp; Chr( 10 ) &amp; Chr( 10 )

	Dim value as Integer : value = 10


	Select Case value
		Case 1 to 5
			result_string = result_string &amp; " 1 to 5"
		Case &gt; 100
			result_string = result_string &amp; " &gt; 100"
		Case 6, 7, 8
			result_string = result_string &amp; " 6, 7, 8"
		Case 9, 10, 11, &gt; 15, &lt; 0
			result_string = result_string &amp; " 9, 10, 11, &gt; 15, &lt; 0"
	End Select
	
	
	
	MsgBox( result_string )

End Sub



Sub base___select_case___case_else

	Dim result_string as String	
	result_string = "select_case" &amp; Chr( 10 ) &amp; Chr( 10 )

	Dim value as Integer : value = 6


	Select Case value
		Case 1 to 5
			result_string = result_string &amp; " 1 to 5"
		Case Else
			result_string = result_string &amp; " Else"
	End Select
	
	
	
	MsgBox( result_string )

End Sub
</script:module>
</file>

<file path=Basic/Standard/base___type_keyword.xml><?xml version="1.0" encoding="utf-8"?>
<!DOCTYPE module  PUBLIC '-//OpenOffice.org//DTD OfficeDocument 1.0//EN'  'module.dtd'>
<script:module xmlns:script="http://openoffice.org/2000/script" script:name="base___type_keyword" script:language="StarBasic" script:moduleType="normal">REM  *****  BASIC  *****

Option Explicit

Function A
End Function

Type Size
	index as Integer
End Type

Sub base___type_keyword

	Dim ms as Size
	
	Print ms.index

End Sub
</script:module>
</file>

<file path=Basic/Standard/document.xml><?xml version="1.0" encoding="utf-8"?>
<!DOCTYPE module  PUBLIC '-//OpenOffice.org//DTD OfficeDocument 1.0//EN'  'module.dtd'>
<script:module xmlns:script="http://openoffice.org/2000/script" script:name="document" script:language="StarBasic" script:moduleType="normal">REM  *****  LibreOffice VBA  *****

Option Explicit

'
' REF : https://www.debugpoint.com/libreoffice-workbook-worksheet-and-cell-processing-using-macro/
'

Sub document___title
	
	'
	' ThisComponent 는 현재 문서를 가리킨다.
	'
	Dim document as Object
	document = ThisComponent
	
	
	
	MsgBox( document.Title )

End Sub



Sub document___getActiveSheet
	
	'
	' ThisComponent 는 현재 문서를 가리킨다.
	'
	Dim document as Object
	document = ThisComponent
	
	
	'
	' getActiveSheet
	'
	Dim sheet as Object
	sheet = document.CurrentController.getActiveSheet()
	
	
	'
	' Sheet Size
	'
	MsgBox( sheet.Name &amp; "  w : " &amp; sheet.Columns.Count &amp; "  h : " &amp; sheet.Rows.Count )

End Sub
</script:module>
</file>

<file path=Basic/Standard/document___sheets.xml><?xml version="1.0" encoding="utf-8"?>
<!DOCTYPE module  PUBLIC '-//OpenOffice.org//DTD OfficeDocument 1.0//EN'  'module.dtd'>
<script:module xmlns:script="http://openoffice.org/2000/script" script:name="document___sheets" script:language="StarBasic" script:moduleType="normal">REM  *****  LibreOffice VBA  *****

Option Explicit

'
' REF : https://help.libreoffice.org/latest/en-US/text/sbasic/guide/read_write_values.html
' REF : https://www.debugpoint.com/libreoffice-basic-macro-tutorial-index/
' REF : https://www.debugpoint.com/libreoffice-workbook-worksheet-and-cell-processing-using-macro/
'

Sub document___sheets___count_index_name
	
	Dim result_string as String
	
	
	'
	'
	'
	Dim document as Object
	document = ThisComponent
	
	
	'
	' Sheets
	'
	Dim sheets as Object
	sheets = document.Sheets
	
	
	'
	' Sheet Count
	'
	Dim cnt as Integer : cnt = sheets.Count - 1
	
	
	'
	' Index 로 Sheet 가져오기
	'
	Dim i as Integer
	For i = 0 to cnt
		result_string = result_string &amp; i &amp; " : " &amp; sheets( i ).Name &amp; Chr( 10 )
	Next i
	
	
	
	result_string = document.Title &amp; Chr( 10 ) &amp; Chr( 10 ) &amp; result_string
	MsgBox( result_string )

End Sub



Sub document___sheets___row_and_column
	
	'
	' ThisComponent 는 현재 문서를 가리킨다.
	'
	Dim document as Object
	document = ThisComponent
	
	
	'
	' Get Sheet
	'
	Dim sheets as Object
	sheets = document.Sheets
	
	Dim sheet as Object
	sheet = sheets.getByName( "row_and_column" )
	
	
	'
	' Long 을 써야 한다.
	'
	Dim end_x as Long
	Dim end_y as Long
	end_x = sheet.Columns.Count
	end_y = sheet.Rows.Count
	
		
	MsgBox( "End : " &amp; end_x &amp; " : " &amp; end_y )

End Sub



Sub document___sheets___active_row_and_column
	
	'
	' ThisComponent 는 현재 문서를 가리킨다.
	'
	Dim document as Object
	document = ThisComponent
	
	
	'
	' Get Sheet
	'
	Dim sheets as Object
	sheets = document.Sheets
	
	Dim sheet as Object
	sheet = sheets.getByName( "row_and_column" )
	
	
	
	'
	' Active X
	'
	Dim cur_x as Long
	Dim end_x as Long : end_x = sheet.Columns.Count - 1
	
	For cur_x = 0 to end_x
		If sheet.getCellByPosition( cur_x, 0 ).String = "" Then
			cur_x = cur_x - 1
			Exit For
		EndIf
	Next cur_x
	
	
	
	'
	' Active Y
	'
	Dim cur_y as Long
	Dim end_y as Long : end_y = sheet.Rows.Count - 1
	
	For cur_y = 0 to end_y
		If sheet.getCellByPosition( 0, cur_y ).String = "" Then
			cur_y = cur_y - 1
			Exit For
		EndIf
	Next cur_y
	
		
	MsgBox( _
						"Data : " &amp; end_x &amp; " : " &amp; end_y _
		&amp; Chr( 10 ) _
		&amp; Chr( 10 ) &amp; 	"Active X : " &amp; "0" &amp; " ~ " &amp; cur_x _ 
		&amp; Chr( 10 ) &amp; 	"Active Y : " &amp; "0" &amp; " ~ " &amp; cur_y _
	)

End Sub


	
Sub document___sheets___getcellbyposition
	
	Dim document as Object
	document = ThisComponent
	
	Dim sheets as Object
	sheets = document.Sheets
	
	Dim sheet as Object
	sheet = sheets.getByName( "data_1" )	
	
	
	
	
	
	'
	'
	'
	Dim cell_0_0 as Object
	cell_0_0 = sheet.getCellByPosition( 0, 0 )
	
	Dim cell_1_0 as Object
	cell_1_0 = sheet.getCellByPosition( 1, 0 )
	
	Dim cell_2_0 as Object
	cell_2_0 = sheet.getCellByPosition( 2, 0 )
	
	
	
	
	
	PrintCell( cell_0_0 )
	PrintCell( cell_1_0 )
	PrintCell( cell_2_0 )

End Sub



Sub PrintCell( cell as Object )

	Select Case cell.Type
		Case com.sun.star.table.CellContentType.VALUE
			MsgBox cell.Value
		Case com.sun.star.table.CellContentType.TEXT
			MsgBox cell.String
	End Select

End Sub



Sub document___sheets___selection

	'
	'
	'
    Dim selection_cell as Object
    selection_cell = ThisComponent.getCurrentSelection()
    
    
    
    MsgBox( "w : " &amp; selection_cell.Columns.Count &amp; Chr( 10 ) &amp; "h : " &amp;selection_cell.Rows.Count )
    
End Sub



Sub document___sheets___selected_cell

	'
	'
	'
    Dim selection_cell as Object
    selection_cell = ThisComponent.getCurrentSelection()
    
    
    '
    ' NOTE : selection_cell.getCellAddress 는 문서에서 1개 이상의 셀이 선택되어 있을때 터진다.
    '
    Dim CAC as Object
    CAC = ThisComponent.createInstance("com.sun.star.table.CellAddressConversion")
    CAC.Address = selection_cell.getCellAddress
    
    
    
    MsgBox( CAC.UserInterfaceRepresentation &amp; Chr( 10 ) &amp; CAC.PersistentRepresentation )
    
End Sub



Sub document___sheets___selected_range

	'
	'
	'
    Dim selection_cell as Object
    selection_cell = ThisComponent.getCurrentSelection()
    
    
    '
    '
    '
    Dim CRAC as Object
    CRAC = ThisComponent.createInstance("com.sun.star.table.CellRangeAddressConversion")
    CRAC.Address = selection_cell.getRangeAddress
    
    
    
    MsgBox( CRAC.UserInterfaceRepresentation &amp; Chr( 10 ) &amp; CRAC.PersistentRepresentation )
    
End Sub



'
' REF : https://wiki.documentfoundation.org/Macros/Calc/ba024
'
Sub document___sheets___sort

	'
	'
	'
    Dim sheet as Object
    sheet = ThisComponent.Sheets.getByName( "sorting_list" )
    
    
    '
    '
    '
    Dim range
    range = sheet.getCellRangeByName("A2:C8")
    
    
    '
    '
    '
    Dim sort_field(1) as new com.sun.star.util.SortField
    
	sort_field(0).Field = 0
    sort_field(0).SortAscending = TRUE
    sort_field(0).FieldType = com.sun.star.util.SortFieldType.ALPHANUMERIC 'com.sun.star.util.SortFieldTypeNUMERIC
    
    sort_field(1).Field = 1
    sort_field(1).SortAscending = TRUE
    sort_field(1).FieldType = com.sun.star.util.SortFieldType.ALPHANUMERIC 'com.sun.star.util.SortFieldTypeNUMERIC
    
    
    '
    '
    '
    Dim sort_description(0) as new com.sun.star.beans.PropertyValue
    
    sort_description(0).Name = "SortFields"
    sort_description(0).Value = sort_field()
    
    
    range.Sort( sort_description() )
    
    
    '
    '
    '
    MsgBox( "Sorting : Pivot Field 0 and 1" )
    
    
    '
	' Rollback
	'
	sort_field(0).Field = 2
	sort_field(1).Field = 2
	sort_description(0).Value = sort_field()
	range.Sort( sort_description() )

    
End Sub
















</script:module>
</file>

<file path=Basic/Standard/file_info.xml><?xml version="1.0" encoding="utf-8"?>
<!DOCTYPE module  PUBLIC '-//OpenOffice.org//DTD OfficeDocument 1.0//EN'  'module.dtd'>
<script:module xmlns:script="http://openoffice.org/2000/script" script:name="file_info" script:language="StarBasic" script:moduleType="normal">REM  *****  BASIC  *****

'
' REF : https://help.libreoffice.org/latest/ro/text/sbasic/shared/03/lib_tools.html?&amp;DbPAR=SHARED&amp;System=WIN#strings_module
'

Sub main

GlobalScope.BasicLibraries.loadLibrary("Tools")

Dim a as String
a = ( _
		Chr(10) _
	&amp;	"+ Path" &amp; Chr(10) _
	&amp; 	ThisComponent.getURL() _
	&amp; 	Chr(10) &amp; Chr(10) _	
	&amp; 	"+ Directory" &amp; Chr(10) _
	&amp;	 Tools.Strings.DirectoryNameoutofPath(ThisComponent.getURL(),"/") _
	&amp; 	Chr(10) &amp; Chr(10) _
	&amp;	"+ File Name + Extension" &amp; Chr(10) _
	&amp; 	Tools.Strings.FileNameoutofPath(ThisComponent.getURL(),"/") _
	&amp; 	Chr(10) _
	&amp; 	Tools.Strings.GetFileNameWithoutExtension(ThisComponent.getURL(),"/") _
	&amp; 	Chr(10) &amp; Chr(10) _	
	&amp;	"+ Extension" &amp; Chr(10) _
	&amp;  	Tools.Strings.GetFileNameExtension(ThisComponent.getURL(),"/") _
	&amp; 	Chr(10) &amp; Chr(10) _	
)

MsgBox a

End Sub

</script:module>
</file>

<file path=Basic/Standard/research___encoding.xml><?xml version="1.0" encoding="utf-8"?>
<!DOCTYPE module  PUBLIC '-//OpenOffice.org//DTD OfficeDocument 1.0//EN'  'module.dtd'>
<script:module xmlns:script="http://openoffice.org/2000/script" script:name="research___encoding" script:language="StarBasic" script:moduleType="normal">REM  *****  LibreOffice VBA  *****

Option VBASupport 1 'for Len, StrConv
Option Explicit

'
'REF : https://leesumin.tistory.com/78
'REF : 유니코드 범위에 대한 이해 : https://jinios.github.io/study/2018/06/23/unicode_background_korean/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Function research___multibyte___check_multibyte

	Dim s as String : s = "가a1ㄴ다ㅏ"
	Dim slen as Integer : slen = Len( s )
	
	Dim b() as Byte
	
	Dim result as String
	
	Dim i as Integer
	For i = 1 To slen
	
		b = Mid( s, i, 1 )
		
		result = result &amp; b &amp; " : " &amp; IsMultiByte( b ) &amp; Chr( 10 )
		
	Next i
	
	MsgBox( result )
	
End Function
Function IsMultiByte( b() as Byte )

	'
	' 유니코드 범위 체크 : English + Latin : https://en.wikipedia.org/wiki/List_of_Unicode_characters
	'
	IsMultiByte = ( b( 1 ) &lt;&gt; 0 )

End Function




Function research___multibyte___check_number

	Dim s as String : s = "0가a1ㄴ다7ㅏ9"
	Dim slen as Integer : slen = Len( s )
	
	Dim b() as Byte
	
	Dim result as String
	
	Dim i as Integer
	For i = 1 To slen
	
		b = Mid( s, i, 1 )
		
		result = result &amp; b &amp; Chr( 9 ) &amp; Chr( 9 ) &amp; IsNumber( b ) &amp; Chr( 10 )
		
	Next i
	
	MsgBox( result )
	
End Function
Function IsNumber( b() as Byte )


	'
	' Multibyte Check
	'
	If b( 1 ) &lt;&gt; 0 Then
		IsNumber = False
	Else
		
		'
		' 유니코드 범위 체크 : 숫자 : 0030 ~ 0039
		'
		IsNumber = ( b( 0 ) &gt;= &amp;H30 And b( 0 ) &lt;= &amp;H39 )
		
	End If


End Function




Function research___multibyte___check_english

	Dim s as String : s = "0가a1zㄴb다7AㅏZ9"
	Dim slen as Integer : slen = Len( s )
	
	Dim b() as Byte
	
	Dim result as String
	
	Dim i as Integer
	For i = 1 To slen
	
		b = Mid( s, i, 1 )
		
		result = result &amp; b &amp; Chr( 9 ) &amp; Chr( 9 ) &amp; IsEnglish( b ) &amp; Chr( 10 )
		
	Next i
	
	MsgBox( result )
	
End Function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



Function research___multibyte___check_korean

	Dim s as String : s = "가a1ㄴ다ㅏ"
	Dim slen as Integer : slen = Len( s )
	
	Dim b() as Byte
	
	Dim result as String
	
	Dim i as Integer
	For i = 1 To slen
	
		b = Mid( s, i, 1 )
		
		result = result &amp; b &amp; " : " &amp; IsKorean( b ) &amp; Chr( 10 )
		
	Next i
	
	MsgBox( result )
	
End Function
Function IsKorean( b() as Byte )

	'
	' 유니코드 범위 체크 : 한글 : AC00 ~ D7FF
	'
	IsKorean = ( b( 1 ) &gt;= &amp;HAC And b( 1 ) &lt; &amp;HD8 )

End Function




Sub research___multibyte

	'
	' spread sheet 의 cell 을 하나 가져온다.
	'
	Dim document as Object
	document = ThisComponent
	
	Dim sheets as Object
	sheets = document.Sheets
	
	Dim sheet as Object
	sheet = sheets.getByName( "multibyte_check" )
	
	Dim cell_0_1 as Object
	cell_0_1 = sheet.getCellByPosition( 0, 1 )	
	
	'
	'
	'
	Dim s as String : s =  cell_0_1.String
	MsgBox( s )
	Dim slen as Integer : slen = Len( s )
	
	Dim b() as Byte
	
	Dim result as String
	
	Dim i as Integer
	For i = 1 To slen
	
		b = Mid( s, i, 1 )
		
		result = result &amp; b &amp; Chr( 9 ) &amp; Chr( 9 ) &amp; "MultiByte = " &amp; IsMultiByte( b ) &amp; Chr( 9 ) &amp; Chr( 9 ) &amp; "Korean = " &amp; IsKorean( b ) &amp; Chr( 10 )
		
	Next i
	
	MsgBox( result )

End Sub
</script:module>
</file>

<file path=Basic/Standard/research___kr_decomposition.xml><?xml version="1.0" encoding="utf-8"?>
<!DOCTYPE module  PUBLIC '-//OpenOffice.org//DTD OfficeDocument 1.0//EN'  'module.dtd'>
<script:module xmlns:script="http://openoffice.org/2000/script" script:name="research___kr_decomposition" script:language="StarBasic" script:moduleType="normal">REM  *****  LibreOffice VBA  *****

Option VBASupport 1 'for Len, StrConv
Option Explicit

'
'REF : https://leesumin.tistory.com/78
'

'
' 한글 결합식
'
' (초성 인덱스 * 21 + 중성 인덱스) * 28 + 종성 인덱스 + 0xAC00( 44032 : 가 )
' &gt; 21은 중성의 총 수
' &gt; 28은 종성의 총 수
' 
' 즉 한글 결합식은 최소한의 숫자를 사용하면서 인덱스를 하나로 합치기 위해
' 먼저 계산식에 오른 Index에 다음 Index 의 총 수를 곱해서 수를 밀어 올리면서 연산을 반복해서 완성 하는 것이다.
' 
' 초성 배열 19개 : "ㄱ", "ㄲ", "ㄴ", "ㄷ", "ㄸ", "ㄹ", "ㅁ", "ㅂ", "ㅃ", "ㅅ", "ㅆ", "ㅇ" , "ㅈ", "ㅉ", "ㅊ", "ㅋ", "ㅌ", "ㅍ", "ㅎ"
' 중성 배열 21개 : "ㅏ", "ㅐ", "ㅑ", "ㅒ", "ㅓ", "ㅔ", "ㅕ", "ㅖ", "ㅗ", "ㅘ", "ㅙ", "ㅚ", "ㅛ", "ㅜ", "ㅝ", "ㅞ", "ㅟ", "ㅠ", "ㅡ", "ㅢ", "ㅣ"
' 종성 배열 28개 : "", "ㄱ", "ㄲ", "ㄳ", "ㄴ", "ㄵ", "ㄶ", "ㄷ", "ㄹ", "ㄺ", "ㄻ", "ㄼ", "ㄽ", "ㄾ", "ㄿ", "ㅀ", "ㅁ", "ㅂ", "ㅄ", "ㅅ", "ㅆ", "ㅇ", "ㅈ", "ㅊ", "ㅋ", "ㅌ", "ㅍ", "ㅎ"
'

'
' REF : https://velog.io/@limdumb/%EC%9C%A0%EB%8B%88%EC%BD%94%EB%93%9C-%ED%95%9C%EA%B8%80-%EB%B2%94%EC%9C%84
' 유니코드 한글 범위 : AC00 ~ D7FF
'

'
' 분해 가능한 한글 범위 : AC00( 가 : 44032 ) ~ D7A3( 힣 : 55203 )
' 
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onvertBytes2Code( b() as Byte )

	'
	' byte array를 하나의 수로 만든다.
	'
	
	Dim code as Long 'Integer : 16bit, Long : 32bit
	
	'
	' b( 1 )
	'
	code = b( 1 )
	code = code * 256 ' 256 : 2의 8승 : 왼쪽 shift 8
	
	'
	' b( 0 )
	'
	code = code + b( 0 )
	
	ConvertBytes2Code = code
		
End Function

Function IsDecompositionEnable( code as Long )

	'
	' 분해 가능한 한글 범위 : AC00( 가 : 44032 ) ~ D7A3( 힣 : 55203 )
	'
	IsDecompositionEnable = ( code &gt;= 44032 And code &lt;= 55203 )

End Function



Function research___multibyte___extract_initial_consonant '초성 : initial_consonant

	InitKoreanPartsList

	Dim s as String : s = "가네민ㄷㅏ"
	
	Dim slen as Integer : slen = Len( s )
	
	Dim b() as Byte
	Dim code as Long
	
	Dim result as String
	
	Dim i as Integer
	For i = 1 To slen
		b = Mid( s, i, 1 )
		
		code = ConvertBytes2Code( b )
		
		If IsDecompositionEnable( code ) Then
			result = result &amp; "+ " &amp; b &amp; Chr( 10 ) &amp; "0 : " &amp; b( 0 ) &amp; Chr( 10 ) &amp; "1 : " &amp; b( 1 ) &amp; Chr( 10 ) &amp; list_initial_consonaant( Extract_InitialConsonant( code ) ) &amp; Chr( 10 ) &amp; Chr( 10 )
		Else
			result = result &amp; "+ " &amp; b &amp; Chr( 10 ) &amp; "분해 불가" &amp; Chr( 10 ) &amp; Chr( 10 )
		End If
	Next i
	
	MsgBox( result )
	
End Function
Function Extract_InitialConsonant( code as Long )
	
	Dim result as Long 'Integer : 16bit, Long : 32bit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research___multibyte___extract_vowel '모음 : vowel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Vowel( b ) &amp; Chr( 10 ) &amp; Chr( 10 )
	Next i
	
	MsgBox( result )
	
End Function
Function Extract_Vowel( b() as Byte )
	
End Function



Function research___multibyte___extract_final_consonant '종성 : final_consonant

	Dim s as String : s = "가나민ㄷㅏ"
	Dim b() as Byte
	
	Dim result as String
	
	Dim i as Integer
	For i = 1 To 4
		b = Mid( s, i, 1 )
		result = result &amp; "+ " &amp; b &amp; Chr( 10 ) &amp; "0 : " &amp; b( 0 ) &amp; Chr( 10 ) &amp; "1 : " &amp; b( 1 ) &amp; Chr( 10 ) &amp; Extract_FinalConsonant( b ) &amp; Chr( 10 ) &amp; Chr( 10 )
	Next i
	
	MsgBox( result )
	
End Function
Function Extract_FinalConsonant( b() as Byte )
	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base___file"/>
  <library:element library:name="base___message_box"/>
  <library:element library:name="type___string"/>
  <library:element library:name="type___array"/>
  <library:element library:name="tools___strings"/>
  <library:element library:name="script_forge___text_stream"/>
  <library:element library:name="script_forge___string"/>
  <library:element library:name="script_forge___file_system"/>
  <library:element library:name="base___multiline_code"/>
  <library:element library:name="document"/>
  <library:element library:name="document___sheets"/>
  <library:element library:name="base___function"/>
  <library:element library:name="type___number"/>
  <library:element library:name="script_forge___dictionary"/>
  <library:element library:name="research___encoding"/>
  <library:element library:name="base___formatting"/>
  <library:element library:name="file_info"/>
  <library:element library:name="research___kr_decomposition"/>
  <library:element library:name="base___let_set"/>
  <library:element library:name="type___collection"/>
  <library:element library:name="_test_001"/>
  <library:element library:name="base___type_keyword"/>
  <library:element library:name="base___class_module_test_01"/>
  <library:element library:name="base___class_module_01"/>
  <library:element library:name="base___enum"/>
  <library:element library:name="base___loop"/>
  <library:element library:name="base___if"/>
  <library:element library:name="base___select_case"/>
</library:library>
</file>

<file path=Basic/Standard/script_forge___dictionary.xml><?xml version="1.0" encoding="utf-8"?>
<!DOCTYPE module  PUBLIC '-//OpenOffice.org//DTD OfficeDocument 1.0//EN'  'module.dtd'>
<script:module xmlns:script="http://openoffice.org/2000/script" script:name="script_forge___dictionary" script:language="StarBasic" script:moduleType="normal">REM  *****  LibreOffice VBA  *****

Option Explicit

'
' REF : https://help.libreoffice.org/latest/ko/text/sbasic/shared/03/sf_dictionary.html
'

Sub script_forge___dictionary___declaration

	GlobalScope.BasicLibraries.LoadLibrary("ScriptForge")
	
	'
	' Declaration
	'
	Dim dic as Variant	
	dic = CreateScriptService("Dictionary")

End Sub



Sub script_forge___dictionary___add

	GlobalScope.BasicLibraries.LoadLibrary("ScriptForge")
	
	Dim dic as Variant	
	dic = CreateScriptService("Dictionary")
	
	'
	' Add
	'
	dic.Add( "a", 100 )
	dic.Add( "b", 200 )
	dic.Add( "c", 300 )
	
	MsgBox( dic.Keys( 0 ) &amp; dic.Item( "a" ) )

End Sub



Sub script_forge___dictionary___iteration

	GlobalScope.BasicLibraries.LoadLibrary("ScriptForge")
	
	Dim dic as Variant	
	dic = CreateScriptService("Dictionary")
	
	dic.Add( "a", 100 )
	dic.Add( "b", 200 )
	dic.Add( "c", 300 )
	
	'
	' Iteration
	'
	Dim keys as Variant, i as Variant
	keys = dic.Keys()
	For Each i in keys
		MsgBox( i &amp; " : " &amp; dic.Item( i ) )
	Next i

End Sub
</script:module>
</file>

<file path=Basic/Standard/script_forge___file_system.xml><?xml version="1.0" encoding="utf-8"?>
<!DOCTYPE module  PUBLIC '-//OpenOffice.org//DTD OfficeDocument 1.0//EN'  'module.dtd'>
<script:module xmlns:script="http://openoffice.org/2000/script" script:name="script_forge___file_system" script:language="StarBasic" script:moduleType="normal">REM  *****  LibreOffice VBA  *****

Option Explicit

'
' REF : https://help.libreoffice.org/latest/he/text/sbasic/shared/03/sf_filesystem.html
'

Sub script_forge___file_system___open_close

	GlobalScope.BasicLibraries.LoadLibrary("Tools") ' for Tools
	GlobalScope.BasicLibraries.LoadLibrary("ScriptForge") ' for FileSystem
	
	
	'
	'
	'
	Dim file_path as String
	file_path = ( Tools.Strings.DirectoryNameoutofPath(ThisComponent.getURL(),"/" ) &amp; "/../resources/" &amp; "dummy_text.txt" )
	MsgBox( file_path )
	
	
	'
	' File System 개체 생성
	'
	Dim file_system As Variant
	file_system = CreateScriptService("FileSystem")
	
	
	'
	' File Open
	'
	Dim pf As Variant
	Set pf = file_system.OpenTextFile(file_path, file_system.ForReading)
	
	
	'
	' File Close
	'
	pf.CloseFile()
	
	
	'
	' File Release
	'
	pf = pf.Dispose()

End Sub



Sub script_forge___file_system___create_delete

	GlobalScope.BasicLibraries.LoadLibrary("Tools") ' for Tools
	GlobalScope.BasicLibraries.LoadLibrary("ScriptForge") ' for FileSystem
	
	
	Dim file_path as String
	file_path = ( Tools.Strings.DirectoryNameoutofPath(ThisComponent.getURL(),"/" ) &amp; "/../resources/" &amp; "dummy_text_4_scriptservice_filesystem_create_delete.txt" )
	
	
	Dim file_system As Variant
	file_system = CreateScriptService("FileSystem")
	
	
	'
	' File Create
	'
	Dim pf As Variant
	Set pf = file_system.CreateTextFile(file_path, Overwrite := true)
	
	
	
	MsgBox( "이 창을 닫지 말고 파일이 생성 됐는지 확인해봐" &amp; Chr( 10 ) &amp; Chr( 10 ) &amp; file_path )
	
	
	
	pf.CloseFile()
	pf = pf.Dispose()
	
	
	'
	' 삭제
	'
	file_system.DeleteFile( file_path )

End Sub
</script:module>
</file>

<file path=Basic/Standard/script_forge___string.xml><?xml version="1.0" encoding="utf-8"?>
<!DOCTYPE module  PUBLIC '-//OpenOffice.org//DTD OfficeDocument 1.0//EN'  'module.dtd'>
<script:module xmlns:script="http://openoffice.org/2000/script" script:name="script_forge___string" script:language="StarBasic" script:moduleType="normal">REM  *****  LibreOffice VBA  *****

'
' REF : https://help.libreoffice.org/latest/ko/text/sbasic/shared/03/sf_string.html
'

Sub script_forge___string___create

	GlobalScope.BasicLibraries.LoadLibrary("ScriptForge") ' for String Utility
	
	Dim s as String : s = "abcd"
	
	
	
	'
	' String Service 생성
	'
	Dim sfs : sfs = CreateScriptService("String")
	
	
	
	'
	' String Service 객체를 직접 만들 필요 없다.
	' "ScriptForge" 를 로드 하면 String Service 객체가 "SF_String" 라는 이름으로 자동 생성된다.
	'
	s = SF_String.Capitalize( s )
	
	
	
	'
	' 다른 곳에 담아도 된다.
	'
	Dim svc : svc = SF_String
	
	
	MsgBox( s )
	
	
	
	'
	' SF_String 다른 함수에서 써보기
	'
	script_forge___string___create_2()

End Sub
Sub script_forge___string___create_2

	Dim s as String : s = "hijk lmn"
	
	
	'
	' "ScriptForge" 는 한 번 로드되면 다른 함수에서도 쓸 수 있다.
	' office 가 유지되는 동안에는 문제가 없는 것 같다.
	'
	s = SF_String.Capitalize( s )
	
	
	MsgBox( s )

End Sub
</script:module>
</file>

<file path=Basic/Standard/script_forge___text_stream.xml><?xml version="1.0" encoding="utf-8"?>
<!DOCTYPE module  PUBLIC '-//OpenOffice.org//DTD OfficeDocument 1.0//EN'  'module.dtd'>
<script:module xmlns:script="http://openoffice.org/2000/script" script:name="script_forge___text_stream" script:language="StarBasic" script:moduleType="normal">REM  *****  LibreOffice VBA  *****

Option Explicit

'
' REF : https://help.libreoffice.org/7.6/ko/text/sbasic/shared/03/sf_textstream.html
'

Sub script_forge___text_stream___writeline

	GlobalScope.BasicLibraries.LoadLibrary("Tools") ' for Tools
	GlobalScope.BasicLibraries.LoadLibrary("ScriptForge") ' for FileSystem
	
	Dim file_path as String
	file_path = ( Tools.Strings.DirectoryNameoutofPath(ThisComponent.getURL(),"/" ) &amp; "/../resources/" &amp; "script_forge___text_stream___writeline.txt" )
	
	Dim file_system As Variant
	file_system = CreateScriptService("FileSystem")
	
	Dim pf As Variant
	Set pf = file_system.CreateTextFile(file_path, Overwrite := true)
	
	
	
	
	
	'
	' WriteLine
	'
	pf.WriteLine( "[" )
	pf.WriteLine( Chr( 9 ) &amp; "{ ""idx"" : 1234 }" )
	pf.WriteLine( "]" )
	
	
	
	
	
	pf.CloseFile()
	pf = pf.Dispose()
	
	MsgBox( "파일 삭제 대기" &amp; Chr( 10 ) &amp; Chr( 10 ) &amp; file_path )
	
	file_system.DeleteFile( file_path )

End Sub



Sub script_forge___text_stream___readline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Line
	'
	Dim file_string as String
	file_string = pf.ReadLine()
	MsgBox( file_string )
	
	
	file_string = ""
	
	
	'
	' Read Line x N
	'
	Do While Not pf.AtEndOfStream
		file_string = file_string &amp; pf.ReadLine() &amp; Chr( 10 )
	Loop
	MsgBox( file_string )
	
	
	
	
	
	pf.CloseFile()
	pf = pf.Dispose()

End Sub



Sub script_forge___text_stream___readall

	GlobalScope.BasicLibraries.LoadLibrary("Tools") ' for Tools
	GlobalScope.BasicLibraries.LoadLibrary("ScriptForge") ' for FileSystem	
	
	Dim file_path as String
	file_path = ( Tools.Strings.DirectoryNameoutofPath(ThisComponent.getURL(),"/" ) &amp; "/../resources/" &amp; "dummy_text.txt" )
	MsgBox( file_path )	
	
	Dim file_system As Variant
	file_system = CreateScriptService("FileSystem")	
	
	Dim pf As Variant
	Set pf = file_system.OpenTextFile(file_path, file_system.ForReading)
	
	
	
	
	
	'
	' Read All
	'
	Dim file_string as String
	file_string = pf.ReadAll()
	MsgBox( file_string )
	
	
	
	
	
	pf.CloseFile()
	pf = pf.Dispose()

End Sub
</script:module>
</file>

<file path=Basic/Standard/tools___strings.xml><?xml version="1.0" encoding="utf-8"?>
<!DOCTYPE module  PUBLIC '-//OpenOffice.org//DTD OfficeDocument 1.0//EN'  'module.dtd'>
<script:module xmlns:script="http://openoffice.org/2000/script" script:name="tools___strings" script:language="StarBasic" script:moduleType="normal">REM  *****  LibreOffice VBA  *****

'
' REF : https://help.libreoffice.org/latest/ro/text/sbasic/shared/03/lib_tools.html	
'

Sub tools___strings

	GlobalScope.BasicLibraries.loadLibrary("Tools")
	
	Dim a as String
	a = ( _
			Chr(10) _
		&amp;	"+ Path" &amp; Chr(10) _
		&amp; 	ThisComponent.getURL() _
		&amp; 	Chr(10) &amp; Chr(10) _	
		&amp; 	"+ Directory" &amp; Chr(10) _
		&amp;	 Tools.Strings.DirectoryNameoutofPath(ThisComponent.getURL(),"/") _
		&amp; 	Chr(10) &amp; Chr(10) _
		&amp;	"+ File Name + Extension" &amp; Chr(10) _
		&amp; 	Tools.Strings.FileNameoutofPath(ThisComponent.getURL(),"/") _
		&amp; 	Chr(10) _
		&amp; 	Tools.Strings.GetFileNameWithoutExtension(ThisComponent.getURL(),"/") _
		&amp; 	Chr(10) &amp; Chr(10) _	
		&amp;	"+ Extension" &amp; Chr(10) _
		&amp;  	Tools.Strings.GetFileNameExtension(ThisComponent.getURL(),"/") _
		&amp; 	Chr(10) &amp; Chr(10) _	
	)
	
	MsgBox a

End Sub
</script:module>
</file>

<file path=Basic/Standard/type___array.xml><?xml version="1.0" encoding="utf-8"?>
<!DOCTYPE module  PUBLIC '-//OpenOffice.org//DTD OfficeDocument 1.0//EN'  'module.dtd'>
<script:module xmlns:script="http://openoffice.org/2000/script" script:name="type___array" script:language="StarBasic" script:moduleType="normal">REM  *****  LibreOffice VBA  *****

Sub type___array___declaration_1

	'
	' 기본 : 길이가 0인 배열( 이걸 어따 쓰지? )
	'
	Dim a() as Integer

End Sub



Sub type___array___declaration_2

	'
	' 기본 : 길이가 1인 배열
	'
	Dim a( 0 ) as Integer
	a( 0 ) = 100
	
	MsgBox( a( 0 ) )

End Sub



Sub type___array___declaration_3

	'
	' 기본
	'
	Dim a( 2 ) as Integer
	a( 0 ) = 100
	a( 1 ) = 20
	a( 2 ) = 3
	
	MsgBox( a( 0 ) + a( 1 ) + a( 2 ) )

End Sub



Sub type___array___declaration_4

	'
	' Index의 범위 조절 가능
	'
	Dim a( 1 to 3 ) as Integer
	a( 1 ) = 200
	a( 2 ) = 30
	a( 3 ) = 4
	
	MsgBox( a( 1 ) + a( 2 ) + a( 3 ) )

End Sub



Sub type___array___declaration_5

	'
	' 동적 배열
	'
	Dim a as Variant
	a = Array( 300, 20, 1 )
	
	MsgBox( a( 0 ) + a( 1 ) + a( 2 ) )

End Sub



Sub type___array___lbound_ubound

	'
	' LBound : 배열 시작 인덱스 반환
	' UBound : 배열 마지막 인덱스 반환
	'
	Dim a_0() as Integer
	MsgBox( LBound( a_0 ) &amp; " " &amp; UBound( a_0 ) )
	
	
	Dim a_1( 2 ) as Integer
	MsgBox( LBound( a_1 ) &amp; " " &amp; UBound( a_1 ) )
	
	
	Dim a_2( 1 to 3 ) as Integer
	MsgBox( LBound( a_2 ) &amp; " " &amp; UBound( a_2 ) )
	
	
	Dim a_3 as Variant
	a_3 = Array( 300, 20, 1 )
	MsgBox( LBound( a_3 ) &amp; " " &amp; UBound( a_3 ) )

End Sub



Sub type___array___size

	'
	' Size : UBound - LBound + 1
	'
	Dim a( 2 ) as Integer
	MsgBox( "Size : " &amp; ( UBound( a ) - LBound( a ) + 1 ) )

End Sub



Sub type___array___iteration_1

	Dim a as Variant : a = Array( 100, 20, 3 )
	
	'
	' For Each
	'
	Dim result as Integer
	For Each i In a
		result = result + i
	Next i
	
	MsgBox( result )

End Sub



Sub type___array___iteration_2

	Dim a as Variant : a = Array( 200, 30, 4 )
	
	'
	' For
	'
	Dim result as Integer
	For i = 0 To 2
		result = result + a( i )
	Next i
	
	MsgBox( result )

End Sub
</script:module>
</file>

<file path=Basic/Standard/type___collection.xml><?xml version="1.0" encoding="utf-8"?>
<!DOCTYPE module  PUBLIC '-//OpenOffice.org//DTD OfficeDocument 1.0//EN'  'module.dtd'>
<script:module xmlns:script="http://openoffice.org/2000/script" script:name="type___collection" script:language="StarBasic" script:moduleType="normal">REM  *****  BASIC  *****

Function base___collection___declaration

	Dim c as New Collection

End Function



Function base___collection___add

	Dim c as New Collection
	
	Dim result as String
	
	'
	'
	'
	c.Add "A"
	c.Add "B"
	
	result = "c.Count : " &amp; c.Count
	
	For Each i In c
		result = result &amp; Chr( 10 ) &amp; i
	Next i
	
	MsgBox( result )

End Function
</script:module>
</file>

<file path=Basic/Standard/type___number.xml><?xml version="1.0" encoding="utf-8"?>
<!DOCTYPE module  PUBLIC '-//OpenOffice.org//DTD OfficeDocument 1.0//EN'  'module.dtd'>
<script:module xmlns:script="http://openoffice.org/2000/script" script:name="type___number" script:language="StarBasic" script:moduleType="normal">REM  *****  LibreOffice VBA  *****

Sub type___number___prefix

	'
	' Hexadecimal : 16진수
	'
	Dim hex as Byte : hex = &amp;HFF ' 255
	
	MsgBox( hex )
	
	
	'
	' Octal : 8진수
	'
	Dim oct as Byte : oct = &amp;O07 ' 7
	
	MsgBox( oct )

End Sub
</script:module>
</file>

<file path=Basic/Standard/type___string.xml><?xml version="1.0" encoding="utf-8"?>
<!DOCTYPE module  PUBLIC '-//OpenOffice.org//DTD OfficeDocument 1.0//EN'  'module.dtd'>
<script:module xmlns:script="http://openoffice.org/2000/script" script:name="type___string" script:language="StarBasic" script:moduleType="normal">REM  *****  LibreOffice VBA  *****

Option VBASupport 1 'for StrConv
Option Explicit

'
' REF : https://help.libreoffice.org/latest/ko/text/sbasic/shared/03/sf_string.html?DbPAR=BASIC#bm_id151579602147056
'

Sub type_string___declaration_1

	Dim s as String
	
	s = "test string"
	
	MsgBox( s )

End Sub
Sub type_string___declaration_2

	Dim s as String : s = "test string"
	
	MsgBox( s )

End Sub
Sub type_string___declaration_3

	Dim s as String
	
	s = String( 10, "s" )
	
	MsgBox( s )

End Sub




Sub type_string___append

	Dim s as String : s = "test string"
	
	s = s &amp; " append"
	
	MsgBox( s )

End Sub



Sub type_string___tab_linefeed

	Dim s as String : s = "test string"
	
	s = s &amp; Chr( 9 ) &amp; Chr( 9 ) &amp; " : tab : Chr( 9 )"
	
	s = s &amp; Chr( 10 ) &amp; " : linefeed : Chr( 10 )"
	
	'
	' 안돼
	'
	s = s &amp; Chr( 10 ) &amp; Chr( 10 ) &amp; "\t \\t \n \\n" &amp; " ------ " &amp; "Not Working"
	
	MsgBox( s )

End Sub




Sub type_string___Left_Right_Mid

	Dim view as String
	
	Dim s as String : s = "test string"
	
	
	'
	' Left : index 가 1부터 시작
	'
	view = view &amp; "Left : " &amp; Left( s, 0 )
	view = view &amp; Chr( 10 )
	
	
	'
	' Left : index 가 1부터 시작
	'
	view = view &amp; "Left : " &amp; Left( s, 1 )
	view = view &amp; Chr( 10 )
	
	
	'
	' Right
	'
	view = view &amp; "Right : " &amp; Right( s, 2 )
	view = view &amp; Chr( 10 )
	
	
	'
	' Mid : 지정한 위치를 기준으로 Index를 적용
	'
	view = view  &amp; "Mid : "&amp; Mid( s, 6, 1 )
	view = view &amp; Chr( 10 )
	
	
	MsgBox( view )

End Sub



Sub type_string___Len

	Dim s as String : s = "test string"	
	
	'
	' Len : 문자열의 길이 반환
	'
	MsgBox( Len( s ) )

End Sub



Sub type_string___Instr

	Dim s as String : s = "test string"	
	
	'
	' Instr : 지정한 문자열을 찾아 위치를 반환
	'
	MsgBox( Instr( 1, s, "st" ) )

End Sub



'REF : https://help.libreoffice.org/latest/en-US/text/sbasic/shared/strconv.html
Sub type_string___StrConv_1

	Dim s as String : s = "abc def"
	
	
	'
	'  vbUpperCase : 대문자 변환
	'
	s = StrConv( s, vbUpperCase )
	MsgBox( s )
	
	
	'
	'  vbLowerCase : 소문자 변환
	'
	s = StrConv( s, vbLowerCase )
	MsgBox( s )
	
	
	'
	'  vbProperCase : 단어의 첫 글자만 대문자 변환
	'
	s = StrConv( s, vbProperCase )
	MsgBox( s )

End Sub
Sub type_string___StrConv_2

	Dim s as String : s = "가"
	
	
	'
	' '기본 인코딩은 Unicode. "가" 는 0:172, "각" 은 1:172
	'
	Dim x0() As Byte
	x0 = s
	MsgBox( x0( 0 ) &amp; " " &amp; x0( 1 ) )
	
	
	'
	'  EUC-KR 로 변환된다. "가" 는 176:161
	'
	Dim x1() As Byte
	x1 = StrConv( s, vbFromUnicode )
	MsgBox( x1( 0 ) &amp; " " &amp; x1( 1 ) )
	
	
	'
	' Unicode를 Unicode로 인코딩 시도하면 실패한다.
	'
	Dim x2() As Byte
	x2 = StrConv( s, vbUnicode)
	'MsgBox( x2( 0 ) &amp; " " &amp; x2( 0 ) )

End Sub



Sub type_string___UCase_LCase

	Dim s as String : s = "aBcDeF1"
	
	Dim result as String	
	
	
	result = "Original : " &amp; s &amp; Chr( 10 )
	
	
	'
	' UCase
	'
	result = result &amp; Chr( 10 ) &amp; "Ucase : " &amp; UCase( s )
	
	
	'
	' LCase
	'
	result = result &amp; Chr( 10 ) &amp; "Lcase : " &amp; LCase( s )
	
	
	MsgBox( b )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